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7113" draw:textarea-horizontal-align="center" draw:textarea-vertical-align="middle"/>
    </style:style>
    <style:style style:name="P1" style:family="paragraph">
      <loext:graphic-properties draw:fill="solid" draw:fill-color="#ff7113"/>
      <style:paragraph-properties fo:text-align="center"/>
    </style:style>
  </office:automatic-styles>
  <office:body>
    <office:drawing>
      <draw:page draw:name="page1" draw:style-name="dp1" draw:master-page-name="Обычный">
        <draw:polygon draw:style-name="gr1" draw:text-style-name="P1" draw:layer="layout" svg:width="0.161cm" svg:height="0.161cm" svg:x="0.841cm" svg:y="0.239cm" svg:viewBox="0 0 162 162" draw:points="0,162 162,162 0,0">
          <text:p/>
        </draw:polygon>
        <draw:path draw:style-name="gr1" draw:text-style-name="P1" draw:layer="layout" svg:width="1.04cm" svg:height="1.384cm" svg:x="0cm" svg:y="0.201cm" svg:viewBox="0 0 1041 1385" svg:d="M786 228v-228h-786v1385h1041v-1130h-228c-15 0-27-12-27-27zM834 1276h-627c-15 0-28-12-28-27s13-27 28-27h627c15 0 28 12 28 27s-13 27-28 27zM834 1157h-627c-15 0-28-12-28-27s13-28 28-28h627c15 0 28 13 28 28s-13 27-28 27zM179 1011c0-16 13-28 28-28h334c15 0 27 12 27 28 0 15-12 27-27 27h-334c-15 0-28-12-28-27zM834 539v93c30 9 54 33 64 63s5 63-14 88c-18 25-48 40-80 39-31 0-61-16-79-41s-22-59-11-88c10-30 35-53 65-61v-66h-239v66c31 9 55 32 65 62 11 30 6 63-12 88-19 25-48 41-80 41s-61-16-80-41c-18-25-23-58-12-88 10-30 34-53 65-62v-66h-224v66c31 8 55 31 66 61s6 63-12 89c-18 25-47 40-79 41-32 0-62-15-80-40-19-25-24-58-14-88s34-54 64-63v-93c0-15 13-28 28-28h251v-67c0-15 12-27 27-27s27 12 27 27v67h266c16 0 28 13 28 28z">
          <text:p/>
        </draw:path>
        <draw:polygon draw:style-name="gr1" draw:text-style-name="P1" draw:layer="layout" svg:width="0.161cm" svg:height="0.161cm" svg:x="1.041cm" svg:y="0.039cm" svg:viewBox="0 0 162 162" draw:points="0,162 162,162 0,0">
          <text:p/>
        </draw:polygon>
        <draw:path draw:style-name="gr1" draw:text-style-name="P1" draw:layer="layout" svg:width="1.04cm" svg:height="1.384cm" svg:x="0.201cm" svg:y="0cm" svg:viewBox="0 0 1041 1385" svg:d="M785 228v-228h-785v146h613c2 0 4 0 6 1 1 0 2 0 2 1 1 0 1 0 2 0 1 1 2 1 3 2 1 0 1 0 2 1s2 2 4 3l255 256c1 1 2 2 3 4 1 0 1 0 1 1 1 1 1 2 2 3 0 1 0 1 0 2 2 3 2 6 2 9v956h146v-1130h-228c-15 0-28-12-28-27z">
          <text:p/>
        </draw:path>
        <draw:path draw:style-name="gr1" draw:text-style-name="P1" draw:layer="layout" svg:width="0.085cm" svg:height="0.085cm" svg:x="0.193cm" svg:y="0.882cm" svg:viewBox="0 0 86 86" svg:d="M0 43c0 18 10 33 26 40s35 3 47-9c13-13 16-31 10-47-7-16-23-27-40-27-24 0-43 20-43 43z">
          <text:p/>
        </draw:path>
        <draw:path draw:style-name="gr1" draw:text-style-name="P1" draw:layer="layout" svg:width="0.085cm" svg:height="0.085cm" svg:x="0.47cm" svg:y="0.882cm" svg:viewBox="0 0 86 86" svg:d="M0 43c0 18 11 33 27 40s34 3 47-9c12-13 15-31 9-47-7-16-22-27-40-27-24 0-43 20-43 43z">
          <text:p/>
        </draw:path>
        <draw:path draw:style-name="gr1" draw:text-style-name="P1" draw:layer="layout" svg:width="0.085cm" svg:height="0.085cm" svg:x="0.762cm" svg:y="0.882cm" svg:viewBox="0 0 86 86" svg:d="M0 43c0 18 11 33 27 40s34 3 47-9c12-13 16-31 9-47s-22-27-40-27c-23 0-43 20-43 43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8cm" fo:margin-bottom="0.058cm" fo:margin-left="0.058cm" fo:margin-right="0.058cm" fo:page-width="1.244cm" fo:page-height="1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29T03:50:46.286000000</dc:date>
    <meta:editing-duration>PT6S</meta:editing-duration>
    <meta:editing-cycles>1</meta:editing-cycles>
    <meta:document-statistic meta:object-count="7"/>
    <meta:generator>LibreOffice/7.3.2.2$Windows_X86_64 LibreOffice_project/49f2b1bff42cfccbd8f788c8dc32c1c309559be0</meta:generator>
  </office:meta>
</office:document-meta>
</file>